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ssion Statement: To help bring unity to people across the world by creating a network for sharing creative ideas that positively benefit humanity while facilitating collaboration amongst individuals to bring these ideas to life. </text:p>
      <text:p text:style-name="Standard"/>
      <text:p text:style-name="Standard"/>
      <text:p text:style-name="Standard">Our mission is to provide a platform for users from around the world to come share creative ideas and develop these ideas into reality. </text:p>
      <text:p text:style-name="Standard"/>
      <text:p text:style-name="Standard"/>
      <text:p text:style-name="Standard">Everyone has a dream, so why is it that no one seems to be living their dreams? Over time we get caught up in the daily hustle and bustle of life and our dreams become something of a fantasy – too good to be true. Ideamango is a site built to turn that idea on its head – because when people come together to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ine </meta:initial-creator>
    <meta:creation-date>2012-09-29T21:32:11</meta:creation-date>
    <dc:date>2012-10-20T13:30:55</dc:date>
    <dc:creator>Blaine </dc:creator>
    <meta:editing-duration>PT1H40M17S</meta:editing-duration>
    <meta:editing-cycles>3</meta:editing-cycles>
    <meta:generator>LibreOffice/3.5$Linux_x86 LibreOffice_project/350m1$Build-2</meta:generator>
    <meta:document-statistic meta:table-count="0" meta:image-count="0" meta:object-count="0" meta:page-count="1" meta:paragraph-count="3" meta:word-count="123" meta:character-count="681" meta:non-whitespace-character-count="558"/>
  </office:meta>
</office:document-meta>
</file>